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800000120AC8FFDDD.png"/>
  <manifest:file-entry manifest:media-type="image/png" manifest:full-path="Pictures/100000000000050C00000123E3F996EA.png"/>
  <manifest:file-entry manifest:media-type="image/png" manifest:full-path="Pictures/100000000000036D0000012310479AA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5.666cm" style:rel-column-width="3212*"/>
    </style:style>
    <style:style style:name="Table1.B" style:family="table-column">
      <style:table-column-properties style:column-width="7.855cm" style:rel-column-width="4453*"/>
    </style:style>
    <style:style style:name="Table1.C" style:family="table-column">
      <style:table-column-properties style:column-width="3.493cm" style:rel-column-width="198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OOMuseScoreCode="&lt;?xml version=&quot;1.0&quot; encoding=&quot;UTF-8&quot;?&gt;&#13;&lt;museScore version=&quot;1.14&quot;&gt;&#13;  &lt;programVersion&gt;0.9.6.2&lt;/programVersion&gt;&#13;  &lt;programRevision&gt;3400 &#13;&lt;/programRevision&gt;&#13;  &lt;Spatium&gt;1.764&lt;/Spatium&gt;&#13;  &lt;Division&gt;480&lt;/Division&gt;&#13;  &lt;Style&gt;&#13;    &lt;systemDistance&gt;9.2&lt;/systemDistance&gt;&#13;    &lt;bracketDistance&gt;0.2&lt;/bracketDistance&gt;&#13;    &lt;minNoteDistance&gt;2&lt;/minNoteDistance&gt;&#13;    &lt;lastSystemFillLimit&gt;0.8&lt;/lastSystemFillLimit&gt;&#13;    &lt;/Style&gt;&#13;  &lt;TextStyle name=&quot;Lyrics odd lines&quot;&gt;&#13;    &lt;family&gt;Georgia&lt;/family&gt;&#13;    &lt;size&gt;11&lt;/size&gt;&#13;    &lt;bold&gt;0&lt;/bold&gt;&#13;    &lt;italic&gt;0&lt;/italic&gt;&#13;    &lt;underline&gt;0&lt;/underline&gt;&#13;    &lt;align&gt;2&lt;/align&gt;&#13;    &lt;offsetType&gt;1&lt;/offsetType&gt;&#13;    &lt;sizeIsSpatiumDependent&gt;1&lt;/sizeIsSpatiumDependent&gt;&#13;    &lt;foregroundColor r=&quot;0&quot; g=&quot;0&quot; b=&quot;0&quot;/&gt;&#13;    &lt;xoffset&gt;0&lt;/xoffset&gt;&#13;    &lt;yoffset&gt;7&lt;/yoffset&gt;&#13;    &lt;rxoffset&gt;0&lt;/rxoffset&gt;&#13;    &lt;ryoffset&gt;0&lt;/ryoffset&gt;&#13;    &lt;/TextStyle&gt;&#13;  &lt;TextStyle name=&quot;Lyrics even lines&quot;&gt;&#13;    &lt;family&gt;Tonplatser&lt;/family&gt;&#13;    &lt;size&gt;24&lt;/size&gt;&#13;    &lt;bold&gt;0&lt;/bold&gt;&#13;    &lt;italic&gt;0&lt;/italic&gt;&#13;    &lt;underline&gt;0&lt;/underline&gt;&#13;    &lt;align&gt;2&lt;/align&gt;&#13;    &lt;offsetType&gt;1&lt;/offsetType&gt;&#13;    &lt;sizeIsSpatiumDependent&gt;1&lt;/sizeIsSpatiumDependent&gt;&#13;    &lt;foregroundColor r=&quot;0&quot; g=&quot;0&quot; b=&quot;0&quot;/&gt;&#13;    &lt;xoffset&gt;0&lt;/xoffset&gt;&#13;    &lt;yoffset&gt;7&lt;/yoffset&gt;&#13;    &lt;rxoffset&gt;0&lt;/rxoffset&gt;&#13;    &lt;ryoffset&gt;0&lt;/ryoffset&gt;&#13;    &lt;/TextStyle&gt;&#13;  &lt;showInvisible&gt;1&lt;/showInvisible&gt;&#13;  &lt;showFrames&gt;1&lt;/showFrames&gt;&#13;  &lt;page-layout&gt;&#13;    &lt;page-height&gt;1683.78&lt;/page-height&gt;&#13;    &lt;page-width&gt;1077.17&lt;/page-width&gt;&#13;    &lt;page-margins type=&quot;even&quot;&gt;&#13;      &lt;left-margin&gt;56.6929&lt;/left-margin&gt;&#13;      &lt;right-margin&gt;56.6929&lt;/right-margin&gt;&#13;      &lt;top-margin&gt;56.6929&lt;/top-margin&gt;&#13;      &lt;bottom-margin&gt;113.386&lt;/bottom-margin&gt;&#13;      &lt;/page-margins&gt;&#13;    &lt;page-margins type=&quot;odd&quot;&gt;&#13;      &lt;left-margin&gt;56.6929&lt;/left-margin&gt;&#13;      &lt;right-margin&gt;56.6929&lt;/right-margin&gt;&#13;      &lt;top-margin&gt;56.6929&lt;/top-margin&gt;&#13;      &lt;bottom-margin&gt;113.386&lt;/bottom-margin&gt;&#13;      &lt;/page-margins&gt;&#13;    &lt;/page-layout&gt;&#13;  &lt;siglist&gt;&#13;    &lt;sig tick=&quot;0&quot;&gt;&#13;      &lt;nom&gt;2&lt;/nom&gt;&#13;      &lt;denom&gt;4&lt;/denom&gt;&#13;      &lt;/sig&gt;&#13;    &lt;/siglist&gt;&#13;  &lt;tempolist fix=&quot;2&quot;&gt;&#13;    &lt;/tempolist&gt;&#13;  &lt;Part&gt;&#13;    &lt;Staff&gt;&#13;      &lt;cleflist&gt;&#13;        &lt;clef tick=&quot;0&quot; idx=&quot;0&quot;/&gt;&#13;        &lt;/cleflist&gt;&#13;      &lt;keylist&gt;&#13;        &lt;key tick=&quot;0&quot; idx=&quot;2&quot;/&gt;&#13;        &lt;/keylist&gt;&#13;      &lt;bracket type=&quot;-1&quot; span=&quot;1&quot;/&gt;&#13;      &lt;/Staff&gt;&#13;    &lt;shortName&gt;&#13;      &lt;style&gt;10&lt;/style&gt;&#13;      &lt;subtype&gt;InstrumentShort&lt;/subtype&gt;&#13;      &lt;frame&gt;0&lt;/frame&gt;&#13;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imes New Roman'; font-size:12.0008pt; font-weight:400; font-style:normal;&quot;&gt;&#13;&lt;p style=&quot; margin-top:0px; margin-bottom:0px; margin-left:0px; margin-right:0px; -qt-block-indent:0; text-indent:0px;&quot;&gt;&lt;span style=&quot; font-size:12pt;&quot;&gt;Vo.&lt;/span&gt;&lt;/p&gt;&lt;/body&gt;&lt;/html&gt;&#13;        &lt;/html-data&gt;&#13;      &lt;/shortName&gt;&#13;    &lt;Instrument&gt;&#13;      &lt;minPitchP&gt;36&lt;/minPitchP&gt;&#13;      &lt;maxPitchP&gt;94&lt;/maxPitchP&gt;&#13;      &lt;minPitchA&gt;40&lt;/minPitchA&gt;&#13;      &lt;maxPitchA&gt;79&lt;/maxPitchA&gt;&#13;      &lt;trackName&gt;Voice&lt;/trackName&gt;&#13;      &lt;Channel&gt;&#13;        &lt;controller ctrl=&quot;0&quot; value=&quot;0&quot;/&gt;&#13;        &lt;controller ctrl=&quot;32&quot; value=&quot;0&quot;/&gt;&#13;        &lt;program value=&quot;52&quot;/&gt;&#13;        &lt;controller ctrl=&quot;7&quot; value=&quot;100&quot;/&gt;&#13;        &lt;controller ctrl=&quot;10&quot; value=&quot;64&quot;/&gt;&#13;        &lt;controller ctrl=&quot;93&quot; value=&quot;30&quot;/&gt;&#13;        &lt;controller ctrl=&quot;91&quot; value=&quot;30&quot;/&gt;&#13;        &lt;/Channel&gt;&#13;      &lt;/Instrument&gt;&#13;    &lt;/Part&gt;&#13;  &lt;Staff id=&quot;1&quot;&gt;&#13;    &lt;Measure number=&quot;1&quot;&gt;&#13;      &lt;KeySig&gt;&#13;        &lt;subtype&gt;2&lt;/subtype&gt;&#13;        &lt;KeySym&gt;&#13;          &lt;sym&gt;32&lt;/sym&gt;&#13;          &lt;pos x=&quot;1&quot; y=&quot;1.5&quot;/&gt;&#13;          &lt;/KeySym&gt;&#13;        &lt;KeySym&gt;&#13;          &lt;sym&gt;32&lt;/sym&gt;&#13;          &lt;pos x=&quot;0&quot; y=&quot;0&quot;/&gt;&#13;          &lt;/KeySym&gt;&#13;        &lt;/KeySig&gt;&#13;      &lt;TimeSig&gt;&#13;        &lt;subtype&gt;132&lt;/subtype&gt;&#13;        &lt;den&gt;4&lt;/den&gt;&#13;        &lt;nom1&gt;2&lt;/nom1&gt;&#13;        &lt;/TimeSig&gt;&#13;      &lt;Chord&gt;&#13;        &lt;durationType&gt;quarter&lt;/durationType&gt;&#13;        &lt;Note&gt;&#13;          &lt;pitch&gt;62&lt;/pitch&gt;&#13;          &lt;tpc&gt;16&lt;/tpc&gt;&#13;          &lt;/Note&gt;&#13;        &lt;/Chord&gt;&#13;      &lt;Chord&gt;&#13;        &lt;durationType&gt;quarter&lt;/durationType&gt;&#13;        &lt;Note&gt;&#13;          &lt;pitch&gt;69&lt;/pitch&gt;&#13;          &lt;tpc&gt;17&lt;/tpc&gt;&#13;          &lt;/Note&gt;&#13;        &lt;/Chord&gt;&#13;      &lt;Lyrics&gt;&#13;        &lt;style&gt;6&lt;/style&gt;&#13;        &lt;tick&gt;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Georgia'; font-size:11.0007pt; font-weight:400; font-style:normal;&quot;&gt;&#13;&lt;p align=&quot;center&quot; style=&quot; margin-top:0px; margin-bottom:0px; margin-left:0px; margin-right:0px; -qt-block-indent:0; text-indent:0px;&quot;&gt;&lt;span style=&quot; font-size:11pt;&quot;&gt;BÃ¤,&lt;/span&gt;&lt;/p&gt;&lt;/body&gt;&lt;/html&gt;&#13;          &lt;/html-data&gt;&#13;        &lt;/Lyrics&gt;&#13;      &lt;Lyrics&gt;&#13;        &lt;no&gt;1&lt;/no&gt;&#13;        &lt;style&gt;7&lt;/style&gt;&#13;        &lt;offset x=&quot;0.299981&quot; y=&quot;-18.2988&quot;/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&lt;span style=&quot; font-size:24pt;&quot;&gt;a&lt;/span&gt;&lt;/p&gt;&lt;/body&gt;&lt;/html&gt;&#13;          &lt;/html-data&gt;&#13;        &lt;/Lyrics&gt;&#13;      &lt;Lyrics&gt;&#13;        &lt;style&gt;6&lt;/style&gt;&#13;        &lt;tick&gt;48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Georgia'; font-size:11.0007pt; font-weight:400; font-style:normal;&quot;&gt;&#13;&lt;p align=&quot;center&quot; style=&quot; margin-top:0px; margin-bottom:0px; margin-left:0px; margin-right:0px; -qt-block-indent:0; text-indent:0px;&quot;&gt;&lt;span style=&quot; font-size:11pt;&quot;&gt;bÃ¤,&lt;/span&gt;&lt;/p&gt;&lt;/body&gt;&lt;/html&gt;&#13;          &lt;/html-data&gt;&#13;        &lt;/Lyrics&gt;&#13;      &lt;Lyrics&gt;&#13;        &lt;no&gt;1&lt;/no&gt;&#13;        &lt;style&gt;7&lt;/style&gt;&#13;        &lt;offset x=&quot;0.299981&quot; y=&quot;-18.2988&quot;/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&lt;span style=&quot; font-size:24pt;&quot;&gt;g&lt;/span&gt;&lt;/p&gt;&lt;/body&gt;&lt;/html&gt;&#13;          &lt;/html-data&gt;&#13;        &lt;/Lyrics&gt;&#13;      &lt;/Measure&gt;&#13;    &lt;Measure number=&quot;2&quot;&gt;&#13;      &lt;Beam id=&quot;0&quot;&gt;&#13;        &lt;/Beam&gt;&#13;      &lt;Chord&gt;&#13;        &lt;durationType&gt;eighth&lt;/durationType&gt;&#13;        &lt;Beam&gt;0&lt;/Beam&gt;&#13;        &lt;Note&gt;&#13;          &lt;pitch&gt;66&lt;/pitch&gt;&#13;          &lt;tpc&gt;20&lt;/tpc&gt;&#13;          &lt;/Note&gt;&#13;        &lt;/Chord&gt;&#13;      &lt;Chord&gt;&#13;        &lt;durationType&gt;eighth&lt;/durationType&gt;&#13;        &lt;Beam&gt;0&lt;/Beam&gt;&#13;        &lt;Note&gt;&#13;          &lt;pitch&gt;66&lt;/pitch&gt;&#13;          &lt;tpc&gt;20&lt;/tpc&gt;&#13;          &lt;/Note&gt;&#13;        &lt;/Chord&gt;&#13;      &lt;Chord&gt;&#13;        &lt;durationType&gt;quarter&lt;/durationType&gt;&#13;        &lt;Note&gt;&#13;          &lt;pitch&gt;62&lt;/pitch&gt;&#13;          &lt;tpc&gt;16&lt;/tpc&gt;&#13;          &lt;/Note&gt;&#13;        &lt;/Chord&gt;&#13;      &lt;Lyrics&gt;&#13;        &lt;syllabic&gt;begin&lt;/syllabic&gt;&#13;        &lt;style&gt;6&lt;/style&gt;&#13;        &lt;tick&gt;96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Georgia'; font-size:11.0007pt; font-weight:400; font-style:normal;&quot;&gt;&#13;&lt;p align=&quot;center&quot; style=&quot; margin-top:0px; margin-bottom:0px; margin-left:0px; margin-right:0px; -qt-block-indent:0; text-indent:0px;&quot;&gt;&lt;span style=&quot; font-size:11pt;&quot;&gt;vi&lt;/span&gt;&lt;/p&gt;&lt;/body&gt;&lt;/html&gt;&#13;          &lt;/html-data&gt;&#13;        &lt;/Lyrics&gt;&#13;      &lt;Lyrics&gt;&#13;        &lt;no&gt;1&lt;/no&gt;&#13;        &lt;style&gt;7&lt;/style&gt;&#13;        &lt;offset x=&quot;0.299981&quot; y=&quot;-18.2988&quot;/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&lt;span style=&quot; font-size:24pt;&quot;&gt;d&lt;/span&gt;&lt;/p&gt;&lt;/body&gt;&lt;/html&gt;&#13;          &lt;/html-data&gt;&#13;        &lt;/Lyrics&gt;&#13;      &lt;Lyrics&gt;&#13;        &lt;syllabic&gt;end&lt;/syllabic&gt;&#13;        &lt;style&gt;6&lt;/style&gt;&#13;        &lt;tick&gt;120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Georgia'; font-size:11.0007pt; font-weight:400; font-style:normal;&quot;&gt;&#13;&lt;p align=&quot;center&quot; style=&quot; margin-top:0px; margin-bottom:0px; margin-left:0px; margin-right:0px; -qt-block-indent:0; text-indent:0px;&quot;&gt;&lt;span style=&quot; font-size:11pt;&quot;&gt;ta&lt;/span&gt;&lt;/p&gt;&lt;/body&gt;&lt;/html&gt;&#13;          &lt;/html-data&gt;&#13;        &lt;/Lyrics&gt;&#13;      &lt;Lyrics&gt;&#13;        &lt;no&gt;1&lt;/no&gt;&#13;        &lt;style&gt;7&lt;/style&gt;&#13;        &lt;offset x=&quot;0.299981&quot; y=&quot;-18.2988&quot;/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&lt;span style=&quot; font-size:24pt;&quot;&gt;d&lt;/span&gt;&lt;/p&gt;&lt;/body&gt;&lt;/html&gt;&#13;          &lt;/html-data&gt;&#13;        &lt;/Lyrics&gt;&#13;      &lt;Lyrics&gt;&#13;        &lt;style&gt;6&lt;/style&gt;&#13;        &lt;tick&gt;144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Georgia'; font-size:11.0007pt; font-weight:400; font-style:normal;&quot;&gt;&#13;&lt;p align=&quot;center&quot; style=&quot; margin-top:0px; margin-bottom:0px; margin-left:0px; margin-right:0px; -qt-block-indent:0; text-indent:0px;&quot;&gt;&lt;span style=&quot; font-size:11pt;&quot;&gt;lamm,&lt;/span&gt;&lt;/p&gt;&lt;/body&gt;&lt;/html&gt;&#13;          &lt;/html-data&gt;&#13;        &lt;/Lyrics&gt;&#13;      &lt;Lyrics&gt;&#13;        &lt;no&gt;1&lt;/no&gt;&#13;        &lt;style&gt;7&lt;/style&gt;&#13;        &lt;offset x=&quot;0.299981&quot; y=&quot;-18.2988&quot;/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&lt;span style=&quot; font-size:24pt;&quot;&gt;d&lt;/span&gt;&lt;/p&gt;&lt;/body&gt;&lt;/html&gt;&#13;          &lt;/html-data&gt;&#13;        &lt;/Lyrics&gt;&#13;      &lt;/Measure&gt;&#13;    &lt;Measure number=&quot;3&quot;&gt;&#13;      &lt;Chord&gt;&#13;        &lt;durationType&gt;quarter&lt;/durationType&gt;&#13;        &lt;Note&gt;&#13;          &lt;pitch&gt;67&lt;/pitch&gt;&#13;          &lt;tpc&gt;15&lt;/tpc&gt;&#13;          &lt;/Note&gt;&#13;        &lt;/Chord&gt;&#13;      &lt;Chord&gt;&#13;        &lt;durationType&gt;quarter&lt;/durationType&gt;&#13;        &lt;Note&gt;&#13;          &lt;pitch&gt;69&lt;/pitch&gt;&#13;          &lt;tpc&gt;17&lt;/tpc&gt;&#13;          &lt;/Note&gt;&#13;        &lt;/Chord&gt;&#13;      &lt;BarLine&gt;&#13;        &lt;/BarLine&gt;&#13;      &lt;Lyrics&gt;&#13;        &lt;no&gt;1&lt;/no&gt;&#13;        &lt;style&gt;7&lt;/style&gt;&#13;        &lt;offset x=&quot;0.299981&quot; y=&quot;-18.2988&quot;/&gt;&#13;        &lt;tick&gt;192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&lt;span style=&quot; font-size:24pt;&quot;&gt;d&lt;/span&gt;&lt;/p&gt;&lt;/body&gt;&lt;/html&gt;&#13;          &lt;/html-data&gt;&#13;        &lt;/Lyrics&gt;&#13;      &lt;Lyrics&gt;&#13;        &lt;no&gt;1&lt;/no&gt;&#13;        &lt;style&gt;7&lt;/style&gt;&#13;        &lt;offset x=&quot;0.299981&quot; y=&quot;-18.4488&quot;/&gt;&#13;        &lt;tick&gt;240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f&lt;/p&gt;&lt;/body&gt;&lt;/html&gt;&#13;          &lt;/html-data&gt;&#13;        &lt;/Lyrics&gt;&#13;      &lt;/Measure&gt;&#13;    &lt;Measure number=&quot;4&quot;&gt;&#13;      &lt;Chord&gt;&#13;        &lt;durationType&gt;quarter&lt;/durationType&gt;&#13;        &lt;Note&gt;&#13;          &lt;pitch&gt;66&lt;/pitch&gt;&#13;          &lt;tpc&gt;20&lt;/tpc&gt;&#13;          &lt;/Note&gt;&#13;        &lt;/Chord&gt;&#13;      &lt;Chord&gt;&#13;        &lt;durationType&gt;quarter&lt;/durationType&gt;&#13;        &lt;Note&gt;&#13;          &lt;pitch&gt;74&lt;/pitch&gt;&#13;          &lt;tpc&gt;16&lt;/tpc&gt;&#13;          &lt;/Note&gt;&#13;        &lt;/Chord&gt;&#13;      &lt;BarLine&gt;&#13;        &lt;subtype&gt;5&lt;/subtype&gt;&#13;        &lt;visible&gt;0&lt;/visible&gt;&#13;        &lt;/BarLine&gt;&#13;      &lt;Lyrics&gt;&#13;        &lt;no&gt;1&lt;/no&gt;&#13;        &lt;style&gt;7&lt;/style&gt;&#13;        &lt;offset x=&quot;0.299981&quot; y=&quot;-18.4488&quot;/&gt;&#13;        &lt;tick&gt;288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d&lt;/p&gt;&lt;/body&gt;&lt;/html&gt;&#13;          &lt;/html-data&gt;&#13;        &lt;/Lyrics&gt;&#13;      &lt;Lyrics&gt;&#13;        &lt;no&gt;1&lt;/no&gt;&#13;        &lt;style&gt;7&lt;/style&gt;&#13;        &lt;offset x=&quot;0.299981&quot; y=&quot;-18.4488&quot;/&gt;&#13;        &lt;tick&gt;336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a&lt;/p&gt;&lt;/body&gt;&lt;/html&gt;&#13;          &lt;/html-data&gt;&#13;        &lt;/Lyrics&gt;&#13;      &lt;/Measure&gt;&#13;    &lt;/Staff&gt;&#13;  &lt;cursorTrack&gt;0&lt;/cursorTrack&gt;&#13;  &lt;/museScore&gt;&#13;" OOMuseScoreTemplate="default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none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OOMuseScoreCode="&lt;?xml version=&quot;1.0&quot; encoding=&quot;UTF-8&quot;?&gt;&#13;&lt;museScore version=&quot;1.14&quot;&gt;&#13;  &lt;programVersion&gt;0.9.6.2&lt;/programVersion&gt;&#13;  &lt;programRevision&gt;3400 &#13;&lt;/programRevision&gt;&#13;  &lt;Spatium&gt;1.764&lt;/Spatium&gt;&#13;  &lt;Division&gt;480&lt;/Division&gt;&#13;  &lt;Style&gt;&#13;    &lt;systemDistance&gt;9.2&lt;/systemDistance&gt;&#13;    &lt;bracketDistance&gt;0.2&lt;/bracketDistance&gt;&#13;    &lt;minNoteDistance&gt;2&lt;/minNoteDistance&gt;&#13;    &lt;lastSystemFillLimit&gt;0.8&lt;/lastSystemFillLimit&gt;&#13;    &lt;/Style&gt;&#13;  &lt;TextStyle name=&quot;Lyrics odd lines&quot;&gt;&#13;    &lt;family&gt;Georgia&lt;/family&gt;&#13;    &lt;size&gt;11&lt;/size&gt;&#13;    &lt;bold&gt;0&lt;/bold&gt;&#13;    &lt;italic&gt;0&lt;/italic&gt;&#13;    &lt;underline&gt;0&lt;/underline&gt;&#13;    &lt;align&gt;2&lt;/align&gt;&#13;    &lt;offsetType&gt;1&lt;/offsetType&gt;&#13;    &lt;sizeIsSpatiumDependent&gt;1&lt;/sizeIsSpatiumDependent&gt;&#13;    &lt;foregroundColor r=&quot;0&quot; g=&quot;0&quot; b=&quot;0&quot;/&gt;&#13;    &lt;xoffset&gt;0&lt;/xoffset&gt;&#13;    &lt;yoffset&gt;7&lt;/yoffset&gt;&#13;    &lt;rxoffset&gt;0&lt;/rxoffset&gt;&#13;    &lt;ryoffset&gt;0&lt;/ryoffset&gt;&#13;    &lt;/TextStyle&gt;&#13;  &lt;TextStyle name=&quot;Lyrics even lines&quot;&gt;&#13;    &lt;family&gt;Tonplatser&lt;/family&gt;&#13;    &lt;size&gt;24&lt;/size&gt;&#13;    &lt;bold&gt;0&lt;/bold&gt;&#13;    &lt;italic&gt;0&lt;/italic&gt;&#13;    &lt;underline&gt;0&lt;/underline&gt;&#13;    &lt;align&gt;2&lt;/align&gt;&#13;    &lt;offsetType&gt;1&lt;/offsetType&gt;&#13;    &lt;sizeIsSpatiumDependent&gt;1&lt;/sizeIsSpatiumDependent&gt;&#13;    &lt;foregroundColor r=&quot;0&quot; g=&quot;0&quot; b=&quot;0&quot;/&gt;&#13;    &lt;xoffset&gt;0&lt;/xoffset&gt;&#13;    &lt;yoffset&gt;7&lt;/yoffset&gt;&#13;    &lt;rxoffset&gt;0&lt;/rxoffset&gt;&#13;    &lt;ryoffset&gt;0&lt;/ryoffset&gt;&#13;    &lt;/TextStyle&gt;&#13;  &lt;showInvisible&gt;1&lt;/showInvisible&gt;&#13;  &lt;showFrames&gt;1&lt;/showFrames&gt;&#13;  &lt;page-layout&gt;&#13;    &lt;page-height&gt;1683.78&lt;/page-height&gt;&#13;    &lt;page-width&gt;1077.17&lt;/page-width&gt;&#13;    &lt;page-margins type=&quot;even&quot;&gt;&#13;      &lt;left-margin&gt;56.6929&lt;/left-margin&gt;&#13;      &lt;right-margin&gt;56.6929&lt;/right-margin&gt;&#13;      &lt;top-margin&gt;56.6929&lt;/top-margin&gt;&#13;      &lt;bottom-margin&gt;113.386&lt;/bottom-margin&gt;&#13;      &lt;/page-margins&gt;&#13;    &lt;page-margins type=&quot;odd&quot;&gt;&#13;      &lt;left-margin&gt;56.6929&lt;/left-margin&gt;&#13;      &lt;right-margin&gt;56.6929&lt;/right-margin&gt;&#13;      &lt;top-margin&gt;56.6929&lt;/top-margin&gt;&#13;      &lt;bottom-margin&gt;113.386&lt;/bottom-margin&gt;&#13;      &lt;/page-margins&gt;&#13;    &lt;/page-layout&gt;&#13;  &lt;siglist&gt;&#13;    &lt;sig tick=&quot;0&quot;&gt;&#13;      &lt;nom&gt;2&lt;/nom&gt;&#13;      &lt;denom&gt;4&lt;/denom&gt;&#13;      &lt;/sig&gt;&#13;    &lt;/siglist&gt;&#13;  &lt;tempolist fix=&quot;2&quot;&gt;&#13;    &lt;/tempolist&gt;&#13;  &lt;Part&gt;&#13;    &lt;Staff&gt;&#13;      &lt;cleflist&gt;&#13;        &lt;clef tick=&quot;0&quot; idx=&quot;0&quot;/&gt;&#13;        &lt;/cleflist&gt;&#13;      &lt;keylist&gt;&#13;        &lt;key tick=&quot;0&quot; idx=&quot;2&quot;/&gt;&#13;        &lt;/keylist&gt;&#13;      &lt;bracket type=&quot;-1&quot; span=&quot;1&quot;/&gt;&#13;      &lt;/Staff&gt;&#13;    &lt;shortName&gt;&#13;      &lt;style&gt;10&lt;/style&gt;&#13;      &lt;subtype&gt;InstrumentShort&lt;/subtype&gt;&#13;      &lt;frame&gt;0&lt;/frame&gt;&#13;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imes New Roman'; font-size:12.0008pt; font-weight:400; font-style:normal;&quot;&gt;&#13;&lt;p style=&quot; margin-top:0px; margin-bottom:0px; margin-left:0px; margin-right:0px; -qt-block-indent:0; text-indent:0px;&quot;&gt;&lt;span style=&quot; font-size:12pt;&quot;&gt;Vo.&lt;/span&gt;&lt;/p&gt;&lt;/body&gt;&lt;/html&gt;&#13;        &lt;/html-data&gt;&#13;      &lt;/shortName&gt;&#13;    &lt;Instrument&gt;&#13;      &lt;minPitchP&gt;36&lt;/minPitchP&gt;&#13;      &lt;maxPitchP&gt;94&lt;/maxPitchP&gt;&#13;      &lt;minPitchA&gt;40&lt;/minPitchA&gt;&#13;      &lt;maxPitchA&gt;79&lt;/maxPitchA&gt;&#13;      &lt;trackName&gt;Voice&lt;/trackName&gt;&#13;      &lt;Channel&gt;&#13;        &lt;controller ctrl=&quot;0&quot; value=&quot;0&quot;/&gt;&#13;        &lt;controller ctrl=&quot;32&quot; value=&quot;0&quot;/&gt;&#13;        &lt;program value=&quot;52&quot;/&gt;&#13;        &lt;controller ctrl=&quot;7&quot; value=&quot;100&quot;/&gt;&#13;        &lt;controller ctrl=&quot;10&quot; value=&quot;64&quot;/&gt;&#13;        &lt;controller ctrl=&quot;93&quot; value=&quot;30&quot;/&gt;&#13;        &lt;controller ctrl=&quot;91&quot; value=&quot;30&quot;/&gt;&#13;        &lt;/Channel&gt;&#13;      &lt;/Instrument&gt;&#13;    &lt;/Part&gt;&#13;  &lt;Staff id=&quot;1&quot;&gt;&#13;    &lt;Measure number=&quot;1&quot;&gt;&#13;      &lt;KeySig&gt;&#13;        &lt;subtype&gt;2&lt;/subtype&gt;&#13;        &lt;KeySym&gt;&#13;          &lt;sym&gt;32&lt;/sym&gt;&#13;          &lt;pos x=&quot;1&quot; y=&quot;1.5&quot;/&gt;&#13;          &lt;/KeySym&gt;&#13;        &lt;KeySym&gt;&#13;          &lt;sym&gt;32&lt;/sym&gt;&#13;          &lt;pos x=&quot;0&quot; y=&quot;0&quot;/&gt;&#13;          &lt;/KeySym&gt;&#13;        &lt;/KeySig&gt;&#13;      &lt;TimeSig&gt;&#13;        &lt;subtype&gt;132&lt;/subtype&gt;&#13;        &lt;den&gt;4&lt;/den&gt;&#13;        &lt;nom1&gt;2&lt;/nom1&gt;&#13;        &lt;/TimeSig&gt;&#13;      &lt;Chord&gt;&#13;        &lt;durationType&gt;quarter&lt;/durationType&gt;&#13;        &lt;Note&gt;&#13;          &lt;pitch&gt;62&lt;/pitch&gt;&#13;          &lt;tpc&gt;16&lt;/tpc&gt;&#13;          &lt;/Note&gt;&#13;        &lt;/Chord&gt;&#13;      &lt;Chord&gt;&#13;        &lt;durationType&gt;quarter&lt;/durationType&gt;&#13;        &lt;Note&gt;&#13;          &lt;pitch&gt;69&lt;/pitch&gt;&#13;          &lt;tpc&gt;17&lt;/tpc&gt;&#13;          &lt;/Note&gt;&#13;        &lt;/Chord&gt;&#13;      &lt;BarLine&gt;&#13;        &lt;subtype&gt;5&lt;/subtype&gt;&#13;        &lt;visible&gt;0&lt;/visible&gt;&#13;        &lt;/BarLine&gt;&#13;      &lt;Lyrics&gt;&#13;        &lt;style&gt;6&lt;/style&gt;&#13;        &lt;tick&gt;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Georgia'; font-size:11.0007pt; font-weight:400; font-style:normal;&quot;&gt;&#13;&lt;p align=&quot;center&quot; style=&quot; margin-top:0px; margin-bottom:0px; margin-left:0px; margin-right:0px; -qt-block-indent:0; text-indent:0px;&quot;&gt;&lt;span style=&quot; font-size:11pt;&quot;&gt;BÃ¤,&lt;/span&gt;&lt;/p&gt;&lt;/body&gt;&lt;/html&gt;&#13;          &lt;/html-data&gt;&#13;        &lt;/Lyrics&gt;&#13;      &lt;Lyrics&gt;&#13;        &lt;no&gt;1&lt;/no&gt;&#13;        &lt;style&gt;7&lt;/style&gt;&#13;        &lt;offset x=&quot;0.299981&quot; y=&quot;-18.2988&quot;/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&lt;span style=&quot; font-size:24pt;&quot;&gt;a&lt;/span&gt;&lt;/p&gt;&lt;/body&gt;&lt;/html&gt;&#13;          &lt;/html-data&gt;&#13;        &lt;/Lyrics&gt;&#13;      &lt;Lyrics&gt;&#13;        &lt;style&gt;6&lt;/style&gt;&#13;        &lt;tick&gt;48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Georgia'; font-size:11.0007pt; font-weight:400; font-style:normal;&quot;&gt;&#13;&lt;p align=&quot;center&quot; style=&quot; margin-top:0px; margin-bottom:0px; margin-left:0px; margin-right:0px; -qt-block-indent:0; text-indent:0px;&quot;&gt;&lt;span style=&quot; font-size:11pt;&quot;&gt;bÃ¤,&lt;/span&gt;&lt;/p&gt;&lt;/body&gt;&lt;/html&gt;&#13;          &lt;/html-data&gt;&#13;        &lt;/Lyrics&gt;&#13;      &lt;Lyrics&gt;&#13;        &lt;no&gt;1&lt;/no&gt;&#13;        &lt;style&gt;7&lt;/style&gt;&#13;        &lt;offset x=&quot;0.299981&quot; y=&quot;-18.2988&quot;/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&lt;span style=&quot; font-size:24pt;&quot;&gt;g&lt;/span&gt;&lt;/p&gt;&lt;/body&gt;&lt;/html&gt;&#13;          &lt;/html-data&gt;&#13;        &lt;/Lyrics&gt;&#13;      &lt;/Measure&gt;&#13;    &lt;/Staff&gt;&#13;  &lt;cursorTrack&gt;0&lt;/cursorTrack&gt;&#13;  &lt;/museScore&gt;&#13;" OOMuseScoreTemplate="default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none" style:vertical-pos="from-top" style:horizontal-pos="from-left" style:horizontal-rel="paragraph"/>
    </style:style>
    <style:style style:name="gr3" style:family="graphic">
      <style:graphic-properties OOMuseScoreCode="&lt;?xml version=&quot;1.0&quot; encoding=&quot;UTF-8&quot;?&gt;&#13;&lt;museScore version=&quot;1.14&quot;&gt;&#13;  &lt;programVersion&gt;0.9.6.2&lt;/programVersion&gt;&#13;  &lt;programRevision&gt;3400 &#13;&lt;/programRevision&gt;&#13;  &lt;Spatium&gt;1.764&lt;/Spatium&gt;&#13;  &lt;Division&gt;480&lt;/Division&gt;&#13;  &lt;Style&gt;&#13;    &lt;systemDistance&gt;9.2&lt;/systemDistance&gt;&#13;    &lt;bracketDistance&gt;0.2&lt;/bracketDistance&gt;&#13;    &lt;minNoteDistance&gt;2&lt;/minNoteDistance&gt;&#13;    &lt;lastSystemFillLimit&gt;0.8&lt;/lastSystemFillLimit&gt;&#13;    &lt;/Style&gt;&#13;  &lt;TextStyle name=&quot;Lyrics odd lines&quot;&gt;&#13;    &lt;family&gt;Georgia&lt;/family&gt;&#13;    &lt;size&gt;11&lt;/size&gt;&#13;    &lt;bold&gt;0&lt;/bold&gt;&#13;    &lt;italic&gt;0&lt;/italic&gt;&#13;    &lt;underline&gt;0&lt;/underline&gt;&#13;    &lt;align&gt;2&lt;/align&gt;&#13;    &lt;offsetType&gt;1&lt;/offsetType&gt;&#13;    &lt;sizeIsSpatiumDependent&gt;1&lt;/sizeIsSpatiumDependent&gt;&#13;    &lt;foregroundColor r=&quot;0&quot; g=&quot;0&quot; b=&quot;0&quot;/&gt;&#13;    &lt;xoffset&gt;0&lt;/xoffset&gt;&#13;    &lt;yoffset&gt;7&lt;/yoffset&gt;&#13;    &lt;rxoffset&gt;0&lt;/rxoffset&gt;&#13;    &lt;ryoffset&gt;0&lt;/ryoffset&gt;&#13;    &lt;/TextStyle&gt;&#13;  &lt;TextStyle name=&quot;Lyrics even lines&quot;&gt;&#13;    &lt;family&gt;Tonplatser&lt;/family&gt;&#13;    &lt;size&gt;24&lt;/size&gt;&#13;    &lt;bold&gt;0&lt;/bold&gt;&#13;    &lt;italic&gt;0&lt;/italic&gt;&#13;    &lt;underline&gt;0&lt;/underline&gt;&#13;    &lt;align&gt;2&lt;/align&gt;&#13;    &lt;offsetType&gt;1&lt;/offsetType&gt;&#13;    &lt;sizeIsSpatiumDependent&gt;1&lt;/sizeIsSpatiumDependent&gt;&#13;    &lt;foregroundColor r=&quot;0&quot; g=&quot;0&quot; b=&quot;0&quot;/&gt;&#13;    &lt;xoffset&gt;0&lt;/xoffset&gt;&#13;    &lt;yoffset&gt;7&lt;/yoffset&gt;&#13;    &lt;rxoffset&gt;0&lt;/rxoffset&gt;&#13;    &lt;ryoffset&gt;0&lt;/ryoffset&gt;&#13;    &lt;/TextStyle&gt;&#13;  &lt;showInvisible&gt;1&lt;/showInvisible&gt;&#13;  &lt;showFrames&gt;1&lt;/showFrames&gt;&#13;  &lt;page-layout&gt;&#13;    &lt;page-height&gt;1683.78&lt;/page-height&gt;&#13;    &lt;page-width&gt;1077.17&lt;/page-width&gt;&#13;    &lt;page-margins type=&quot;even&quot;&gt;&#13;      &lt;left-margin&gt;56.6929&lt;/left-margin&gt;&#13;      &lt;right-margin&gt;56.6929&lt;/right-margin&gt;&#13;      &lt;top-margin&gt;56.6929&lt;/top-margin&gt;&#13;      &lt;bottom-margin&gt;113.386&lt;/bottom-margin&gt;&#13;      &lt;/page-margins&gt;&#13;    &lt;page-margins type=&quot;odd&quot;&gt;&#13;      &lt;left-margin&gt;56.6929&lt;/left-margin&gt;&#13;      &lt;right-margin&gt;56.6929&lt;/right-margin&gt;&#13;      &lt;top-margin&gt;56.6929&lt;/top-margin&gt;&#13;      &lt;bottom-margin&gt;113.386&lt;/bottom-margin&gt;&#13;      &lt;/page-margins&gt;&#13;    &lt;/page-layout&gt;&#13;  &lt;siglist&gt;&#13;    &lt;sig tick=&quot;0&quot;&gt;&#13;      &lt;nom&gt;2&lt;/nom&gt;&#13;      &lt;denom&gt;4&lt;/denom&gt;&#13;      &lt;/sig&gt;&#13;    &lt;/siglist&gt;&#13;  &lt;tempolist fix=&quot;2&quot;&gt;&#13;    &lt;/tempolist&gt;&#13;  &lt;Part&gt;&#13;    &lt;Staff&gt;&#13;      &lt;cleflist&gt;&#13;        &lt;clef tick=&quot;0&quot; idx=&quot;0&quot;/&gt;&#13;        &lt;/cleflist&gt;&#13;      &lt;keylist&gt;&#13;        &lt;key tick=&quot;0&quot; idx=&quot;2&quot;/&gt;&#13;        &lt;/keylist&gt;&#13;      &lt;bracket type=&quot;-1&quot; span=&quot;1&quot;/&gt;&#13;      &lt;/Staff&gt;&#13;    &lt;shortName&gt;&#13;      &lt;style&gt;10&lt;/style&gt;&#13;      &lt;subtype&gt;InstrumentShort&lt;/subtype&gt;&#13;      &lt;frame&gt;0&lt;/frame&gt;&#13;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imes New Roman'; font-size:12.0008pt; font-weight:400; font-style:normal;&quot;&gt;&#13;&lt;p style=&quot; margin-top:0px; margin-bottom:0px; margin-left:0px; margin-right:0px; -qt-block-indent:0; text-indent:0px;&quot;&gt;&lt;span style=&quot; font-size:12pt;&quot;&gt;Vo.&lt;/span&gt;&lt;/p&gt;&lt;/body&gt;&lt;/html&gt;&#13;        &lt;/html-data&gt;&#13;      &lt;/shortName&gt;&#13;    &lt;Instrument&gt;&#13;      &lt;minPitchP&gt;36&lt;/minPitchP&gt;&#13;      &lt;maxPitchP&gt;94&lt;/maxPitchP&gt;&#13;      &lt;minPitchA&gt;40&lt;/minPitchA&gt;&#13;      &lt;maxPitchA&gt;79&lt;/maxPitchA&gt;&#13;      &lt;trackName&gt;Voice&lt;/trackName&gt;&#13;      &lt;Channel&gt;&#13;        &lt;controller ctrl=&quot;0&quot; value=&quot;0&quot;/&gt;&#13;        &lt;controller ctrl=&quot;32&quot; value=&quot;0&quot;/&gt;&#13;        &lt;program value=&quot;52&quot;/&gt;&#13;        &lt;controller ctrl=&quot;7&quot; value=&quot;100&quot;/&gt;&#13;        &lt;controller ctrl=&quot;10&quot; value=&quot;64&quot;/&gt;&#13;        &lt;controller ctrl=&quot;93&quot; value=&quot;30&quot;/&gt;&#13;        &lt;controller ctrl=&quot;91&quot; value=&quot;30&quot;/&gt;&#13;        &lt;/Channel&gt;&#13;      &lt;/Instrument&gt;&#13;    &lt;/Part&gt;&#13;  &lt;Staff id=&quot;1&quot;&gt;&#13;    &lt;Measure number=&quot;1&quot;&gt;&#13;      &lt;KeySig&gt;&#13;        &lt;subtype&gt;2&lt;/subtype&gt;&#13;        &lt;KeySym&gt;&#13;          &lt;sym&gt;32&lt;/sym&gt;&#13;          &lt;pos x=&quot;1&quot; y=&quot;1.5&quot;/&gt;&#13;          &lt;/KeySym&gt;&#13;        &lt;KeySym&gt;&#13;          &lt;sym&gt;32&lt;/sym&gt;&#13;          &lt;pos x=&quot;0&quot; y=&quot;0&quot;/&gt;&#13;          &lt;/KeySym&gt;&#13;        &lt;/KeySig&gt;&#13;      &lt;TimeSig&gt;&#13;        &lt;subtype&gt;132&lt;/subtype&gt;&#13;        &lt;den&gt;4&lt;/den&gt;&#13;        &lt;nom1&gt;2&lt;/nom1&gt;&#13;        &lt;/TimeSig&gt;&#13;      &lt;Chord&gt;&#13;        &lt;durationType&gt;quarter&lt;/durationType&gt;&#13;        &lt;Note&gt;&#13;          &lt;pitch&gt;62&lt;/pitch&gt;&#13;          &lt;tpc&gt;16&lt;/tpc&gt;&#13;          &lt;/Note&gt;&#13;        &lt;/Chord&gt;&#13;      &lt;Chord&gt;&#13;        &lt;durationType&gt;quarter&lt;/durationType&gt;&#13;        &lt;Note&gt;&#13;          &lt;pitch&gt;69&lt;/pitch&gt;&#13;          &lt;tpc&gt;17&lt;/tpc&gt;&#13;          &lt;/Note&gt;&#13;        &lt;/Chord&gt;&#13;      &lt;Lyrics&gt;&#13;        &lt;style&gt;6&lt;/style&gt;&#13;        &lt;tick&gt;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Georgia'; font-size:11.0007pt; font-weight:400; font-style:normal;&quot;&gt;&#13;&lt;p align=&quot;center&quot; style=&quot; margin-top:0px; margin-bottom:0px; margin-left:0px; margin-right:0px; -qt-block-indent:0; text-indent:0px;&quot;&gt;&lt;span style=&quot; font-size:11pt;&quot;&gt;BÃ¤,&lt;/span&gt;&lt;/p&gt;&lt;/body&gt;&lt;/html&gt;&#13;          &lt;/html-data&gt;&#13;        &lt;/Lyrics&gt;&#13;      &lt;Lyrics&gt;&#13;        &lt;no&gt;1&lt;/no&gt;&#13;        &lt;style&gt;7&lt;/style&gt;&#13;        &lt;offset x=&quot;0.299981&quot; y=&quot;-18.2988&quot;/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&lt;span style=&quot; font-size:24pt;&quot;&gt;a&lt;/span&gt;&lt;/p&gt;&lt;/body&gt;&lt;/html&gt;&#13;          &lt;/html-data&gt;&#13;        &lt;/Lyrics&gt;&#13;      &lt;Lyrics&gt;&#13;        &lt;style&gt;6&lt;/style&gt;&#13;        &lt;tick&gt;48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Georgia'; font-size:11.0007pt; font-weight:400; font-style:normal;&quot;&gt;&#13;&lt;p align=&quot;center&quot; style=&quot; margin-top:0px; margin-bottom:0px; margin-left:0px; margin-right:0px; -qt-block-indent:0; text-indent:0px;&quot;&gt;&lt;span style=&quot; font-size:11pt;&quot;&gt;bÃ¤,&lt;/span&gt;&lt;/p&gt;&lt;/body&gt;&lt;/html&gt;&#13;          &lt;/html-data&gt;&#13;        &lt;/Lyrics&gt;&#13;      &lt;Lyrics&gt;&#13;        &lt;no&gt;1&lt;/no&gt;&#13;        &lt;style&gt;7&lt;/style&gt;&#13;        &lt;offset x=&quot;0.299981&quot; y=&quot;-18.2988&quot;/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&lt;span style=&quot; font-size:24pt;&quot;&gt;g&lt;/span&gt;&lt;/p&gt;&lt;/body&gt;&lt;/html&gt;&#13;          &lt;/html-data&gt;&#13;        &lt;/Lyrics&gt;&#13;      &lt;/Measure&gt;&#13;    &lt;Measure number=&quot;2&quot;&gt;&#13;      &lt;Chord&gt;&#13;        &lt;durationType&gt;quarter&lt;/durationType&gt;&#13;        &lt;Note&gt;&#13;          &lt;pitch&gt;67&lt;/pitch&gt;&#13;          &lt;tpc&gt;15&lt;/tpc&gt;&#13;          &lt;/Note&gt;&#13;        &lt;/Chord&gt;&#13;      &lt;Chord&gt;&#13;        &lt;durationType&gt;quarter&lt;/durationType&gt;&#13;        &lt;Note&gt;&#13;          &lt;pitch&gt;69&lt;/pitch&gt;&#13;          &lt;tpc&gt;17&lt;/tpc&gt;&#13;          &lt;/Note&gt;&#13;        &lt;/Chord&gt;&#13;      &lt;BarLine&gt;&#13;        &lt;/BarLine&gt;&#13;      &lt;Lyrics&gt;&#13;        &lt;no&gt;1&lt;/no&gt;&#13;        &lt;style&gt;7&lt;/style&gt;&#13;        &lt;offset x=&quot;0.299981&quot; y=&quot;-18.2988&quot;/&gt;&#13;        &lt;tick&gt;96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&lt;span style=&quot; font-size:24pt;&quot;&gt;d&lt;/span&gt;&lt;/p&gt;&lt;/body&gt;&lt;/html&gt;&#13;          &lt;/html-data&gt;&#13;        &lt;/Lyrics&gt;&#13;      &lt;Lyrics&gt;&#13;        &lt;no&gt;1&lt;/no&gt;&#13;        &lt;style&gt;7&lt;/style&gt;&#13;        &lt;offset x=&quot;0.299981&quot; y=&quot;-18.4488&quot;/&gt;&#13;        &lt;tick&gt;144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&lt;span style=&quot; font-size:24pt;&quot;&gt;f&lt;/span&gt;&lt;/p&gt;&lt;/body&gt;&lt;/html&gt;&#13;          &lt;/html-data&gt;&#13;        &lt;/Lyrics&gt;&#13;      &lt;/Measure&gt;&#13;    &lt;Measure number=&quot;3&quot;&gt;&#13;      &lt;Chord&gt;&#13;        &lt;durationType&gt;quarter&lt;/durationType&gt;&#13;        &lt;Note&gt;&#13;          &lt;pitch&gt;66&lt;/pitch&gt;&#13;          &lt;tpc&gt;20&lt;/tpc&gt;&#13;          &lt;/Note&gt;&#13;        &lt;/Chord&gt;&#13;      &lt;Chord&gt;&#13;        &lt;durationType&gt;quarter&lt;/durationType&gt;&#13;        &lt;Note&gt;&#13;          &lt;pitch&gt;74&lt;/pitch&gt;&#13;          &lt;tpc&gt;16&lt;/tpc&gt;&#13;          &lt;/Note&gt;&#13;        &lt;/Chord&gt;&#13;      &lt;BarLine&gt;&#13;        &lt;subtype&gt;5&lt;/subtype&gt;&#13;        &lt;visible&gt;0&lt;/visible&gt;&#13;        &lt;/BarLine&gt;&#13;      &lt;Lyrics&gt;&#13;        &lt;no&gt;1&lt;/no&gt;&#13;        &lt;style&gt;7&lt;/style&gt;&#13;        &lt;offset x=&quot;0.299981&quot; y=&quot;-18.4488&quot;/&gt;&#13;        &lt;tick&gt;192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&lt;span style=&quot; font-size:24pt;&quot;&gt;d&lt;/span&gt;&lt;/p&gt;&lt;/body&gt;&lt;/html&gt;&#13;          &lt;/html-data&gt;&#13;        &lt;/Lyrics&gt;&#13;      &lt;Lyrics&gt;&#13;        &lt;no&gt;1&lt;/no&gt;&#13;        &lt;style&gt;7&lt;/style&gt;&#13;        &lt;offset x=&quot;0.299981&quot; y=&quot;-18.4488&quot;/&gt;&#13;        &lt;tick&gt;2400&lt;/tick&gt;&#13;        &lt;frame&gt;0&lt;/frame&gt;&#13;        &lt;html-data&gt;&#13;&lt;html&gt;&lt;head&gt;&lt;meta name=&quot;qrichtext&quot; content=&quot;1&quot; /&gt;&lt;meta http-equiv=&quot;Content-Type&quot; content=&quot;text/html; charset=utf-8&quot; /&gt;&lt;style type=&quot;text/css&quot;&gt;&#13;p, li { white-space: pre-wrap; }&#13;&lt;/style&gt;&lt;/head&gt;&lt;body style=&quot; font-family:'Tonplatser'; font-size:24.0015pt; font-weight:400; font-style:normal;&quot;&gt;&#13;&lt;p align=&quot;center&quot; style=&quot; margin-top:0px; margin-bottom:0px; margin-left:0px; margin-right:0px; -qt-block-indent:0; text-indent:0px;&quot;&gt;&lt;span style=&quot; font-size:24pt;&quot;&gt;a&lt;/span&gt;&lt;/p&gt;&lt;/body&gt;&lt;/html&gt;&#13;          &lt;/html-data&gt;&#13;        &lt;/Lyrics&gt;&#13;      &lt;/Measure&gt;&#13;    &lt;/Staff&gt;&#13;  &lt;cursorTrack&gt;0&lt;/cursorTrack&gt;&#13;  &lt;/museScore&gt;&#13;" OOMuseScoreTemplate="default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none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apitel • Xa</text:h>
      <text:h text:style-name="Heading_20_2" text:outline-level="2">Avsnitt</text:h>
      <text:p text:style-name="Text_20_body">Text</text:p>
      <text:p text:style-name="Score_20_clip"><draw:frame text:anchor-type="as-char" svg:y="-2.14cm" draw:z-index="0" draw:style-name="gr1" draw:text-style-name="P2" svg:width="10.854cm" svg:height="2.446cm"><draw:image xlink:href="Pictures/100000000000050C00000123E3F996EA.png" xlink:type="simple" xlink:show="embed" xlink:actuate="onLoad"><text:p/></draw:image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<draw:frame text:anchor-type="as-char" svg:y="-1.508cm" draw:z-index="1" draw:style-name="gr2" draw:text-style-name="P2" svg:width="3.562cm" svg:height="2.419cm"><draw:image xlink:href="Pictures/10000000000001A800000120AC8FFDDD.png" xlink:type="simple" xlink:show="embed" xlink:actuate="onLoad"><text:p/></draw:image></draw:frame></text:p>
          </table:table-cell>
          <table:table-cell table:style-name="Table1.A1" office:value-type="string">
            <text:p text:style-name="Standard"><draw:frame text:anchor-type="as-char" svg:y="-0.245cm" draw:z-index="2" draw:style-name="gr3" draw:text-style-name="P2" svg:width="7.369cm" svg:height="2.446cm"><draw:image xlink:href="Pictures/100000000000036D0000012310479AA5.png" xlink:type="simple" xlink:show="embed" xlink:actuate="onLoad"><text:p/></draw:image></draw:frame>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Kolumn 1</text:p>
          </table:table-cell>
          <table:table-cell table:style-name="Table1.A2" office:value-type="string">
            <text:p text:style-name="Standard">Kolumn 2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orgia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20%" fo:keep-together="always" style:page-number="auto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 Black" fo:font-size="14pt" fo:font-weight="900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42cm" fo:margin-bottom="0.409cm"/>
      <style:text-properties fo:font-size="140%" fo:font-style="normal" fo:font-weight="900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normal" style:font-size-asian="14pt" style:font-weight-asian="bold" style:font-size-complex="14pt" style:font-weight-complex="bold"/>
    </style:style>
    <style:style style:name="Score_20_clip" style:display-name="Score clip" style:family="paragraph" style:parent-style-name="Text_20_body" style:next-style-name="Text_20_body" style:default-outline-level="" style:list-style-name="" style:class="text">
      <style:paragraph-properties fo:margin-top="0.3cm" fo:margin-bottom="0.409cm">
        <style:tab-stops/>
      </style:paragraph-properties>
    </style:style>
    <style:style style:name="Header" style:family="paragraph" style:parent-style-name="Standard" style:class="extra">
      <style:paragraph-properties fo:padding="0.101cm" fo:border-left="none" fo:border-right="none" fo:border-top="0.018cm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rebuchet MS" fo:font-size="9pt"/>
    </style:style>
    <style:style style:name="Highlight" style:family="paragraph" style:parent-style-name="Text_20_body" style:next-style-name="Text_20_body" style:class="text" style:master-page-name="">
      <style:paragraph-properties fo:margin-top="0.199cm" fo:margin-bottom="0.409cm" fo:line-height="100%" style:page-number="auto" fo:background-color="transparent" fo:padding="0.499cm" fo:border="0.035cm solid #000000" style:shadow="none">
        <style:tab-stops/>
        <style:background-image/>
      </style:paragraph-properties>
      <style:text-properties style:font-name="Arial Black" fo:font-size="11pt" fo:font-weight="9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Header">Detta dokument är ett utdrag ur ”Prima vista” (Jonas Nyström, Gehrmans Förlag), och får endast användas med rättighetshavarnas tillstånd inom ramen för Körakademin.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3T10:51:48.93</meta:creation-date>
    <meta:editing-duration>PT00H03M29S</meta:editing-duration>
    <meta:editing-cycles>2</meta:editing-cycles>
    <meta:generator>OpenOffice.org/3.2$Win32 OpenOffice.org_project/320m12$Build-9483</meta:generator>
    <meta:initial-creator>Jonas Nyström</meta:initial-creator>
    <meta:document-statistic meta:table-count="1" meta:image-count="0" meta:object-count="0" meta:page-count="1" meta:paragraph-count="9" meta:word-count="33" meta:character-count="206"/>
    <dc:date>2010-08-23T10:55:17.59</dc:date>
    <dc:creator>Jonas Nyström</dc:creator>
  </office:meta>
</office:document-meta>
</file>